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</style:style>
    <style:style style:name="P2" style:family="paragraph" style:parent-style-name="Standard">
      <style:paragraph-properties fo:margin-top="0cm" fo:margin-bottom="0.353cm" fo:line-height="115%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margin-top="0cm" fo:margin-bottom="0.353cm" fo:line-height="115%"/>
    </style:style>
    <style:style style:name="T1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 style:text-emphasize="none"/>
    </style:style>
    <style:style style:name="T2" style:family="text"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/>
    </style:style>
    <style:style style:name="T3" style:family="text">
      <style:text-properties fo:color="#000000" style:text-outline="false" style:text-line-through-style="none" style:font-name="Calibri1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 style:text-emphasize="none"/>
    </style:style>
    <style:style style:name="T4" style:family="text">
      <style:text-properties fo:color="#000000" style:text-outline="false" style:text-line-through-style="none" style:font-name="Calibri1" fo:font-size="11pt" fo:font-style="italic" fo:text-shadow="none" style:text-underline-style="none" fo:font-weight="normal" style:font-name-asian="Calibri1" style:font-size-asian="11pt" style:font-style-asian="italic" style:font-weight-asian="normal" style:font-name-complex="Calibri1" style:font-size-complex="11pt" style:font-style-complex="italic" style:font-weight-complex="normal" style:text-emphasize="none"/>
    </style:style>
    <style:style style:name="T5" style:family="text">
      <style:text-properties fo:color="#000000" style:text-outline="false" style:text-line-through-style="none" style:font-name="Calibri1" fo:font-size="12pt" fo:font-style="italic" fo:text-shadow="none" style:text-underline-style="none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 style:text-emphasize="none"/>
    </style:style>
    <style:style style:name="T6" style:family="text">
      <style:text-properties fo:color="#000000" style:text-outline="false" style:text-line-through-style="none" style:font-name="Calibri1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T9" style:family="text">
      <style:text-properties style:font-name="Calibri" fo:language="en" fo:country="US" fo:font-style="italic" style:text-underline-style="solid" style:text-underline-width="auto" style:text-underline-color="font-color" style:font-name-asian="Calibri" style:font-style-asian="italic" style:font-name-complex="Calibri" style:font-style-complex="italic"/>
    </style:style>
    <style:style style:name="T10" style:family="text">
      <style:text-properties style:font-name="Calibri" fo:language="en" fo:country="US" fo:font-style="italic" fo:font-weight="bold" style:font-name-asian="Calibri" style:font-style-asian="italic" style:font-weight-asian="bold" style:font-name-complex="Calibri" style:font-style-complex="italic" style:font-weight-complex="bold"/>
    </style:style>
    <style:style style:name="T11" style:family="text">
      <style:text-properties style:font-name="Calibri" fo:language="en" fo:country="US" fo:font-style="italic" style:text-underline-style="none" style:font-name-asian="Calibri" style:font-style-asian="italic" style:font-name-complex="Calibri" style:font-style-complex="italic"/>
    </style:style>
    <style:style style:name="T12" style:family="text">
      <style:text-properties style:font-name="Calibri" fo:language="en" fo:country="US" style:font-name-asian="Calibri" style:font-name-complex="Calibri"/>
    </style:style>
    <style:style style:name="T13" style:family="text">
      <style:text-properties style:font-name="Calibri" fo:language="en" fo:country="US" fo:font-style="normal" style:text-underline-style="none" style:font-name-asian="Calibri" style:font-style-asian="normal" style:font-name-complex="Calibri" style:font-style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style:text-underline-style="non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Разница между </text:span><text:span text:style-name="T8">ArrayList </text:span><text:span text:style-name="T7">и </text:span><text:span text:style-name="T8">LinkedList</text:span></text:p>
      <text:p text:style-name="P2">Добавление элемента (add)</text:p>
      <text:list xml:id="list4176309909165200975" text:style-name="L1">
        <text:list-item>
          <text:p text:style-name="P3">Добавление нового элемента без указания индекса как местоположения будет происходить автоматически в конец обоих списков. </text:p>
          <text:p text:style-name="P3">В <text:span text:style-name="T15">LinkedList </text:span>новый элемент станет новым хвостом (происходит только перезаписывание пары ссылок</text:p>
          <text:p text:style-name="P3">В <text:span text:style-name="T15">ArrayList </text:span>будет добавлен новый элемент в последнюю пустую ячейку массива</text:p>
        </text:list-item>
        <text:list-item>
          <text:p text:style-name="P3"><text:span text:style-name="T14"><text:s/></text:span>Добавление элемента по индексу как правило подразумевает вставку примерно в середину списка. </text:p>
          <text:p text:style-name="P3">В <text:span text:style-name="T15">LinkedList </text:span>сперва будет вестись поиск нужного места с помощью перебора элементов с “хвоста” и “головы”, а после — вставка значения путем переопределения ссылок элементов, между которыми вставляется новый.</text:p>
          <text:p text:style-name="P3"><text:span text:style-name="T15">ArrayList </text:span>в данной ситуации по индексу находит элемент, и все элементы справа (включая элемент, который уже хранится по данному индексу) двигаются на одну единицу вправо (при этом возможно понадобится создание нового списка и копирование элементов в него) .</text:p>
        </text:list-item>
        <text:list-item>
          <text:p text:style-name="P3">Добавление элемента в начало списка в <text:span text:style-name="T15">LinkedList </text:span>будет ситуация схожая с добавлением в конец: новый элемент станет новой “головой”, в то же время когда <text:span text:style-name="T15">ArrayList</text:span>-у нужно будет двигать все элементы вправо.</text:p>
        </text:list-item>
      </text:list>
      <text:p text:style-name="P1"><text:span text:style-name="T17">Итог: </text:span>чем ближе вставка к концу или началу списка, тем <text:span text:style-name="T9">LinkedList</text:span><text:span text:style-name="T15"> </text:span>быстрее. В то же <text:span text:style-name="T12">в</text:span>ремя у <text:span text:style-name="T15">ArrayList</text:span><text:span text:style-name="T9">`</text:span><text:span text:style-name="T15">а <text:s/></text:span>чем вставка ближе к концу списка, тем она быстрее.</text:p>
      <text:p text:style-name="P2"/>
      <text:p text:style-name="P2">Задание элемента (set)</text:p>
      <text:p text:style-name="P1">Данная операция записывает элемент в указанную позицию в списке, перезаписывая предыдущий, если он есть.</text:p>
      <text:p text:style-name="P1">В <text:span text:style-name="T15">LinkedList </text:span>эта операция будет схожа с добавлением, т.к. самая большая сложность тут — поиск элемента. Перезапись элемента будет проходить путем перезаписывания пары ссылок, скорость будет колебаться в зависимости от удаленности позиции от конца или начала списка.</text:p>
      <text:p text:style-name="P1">В то время в <text:span text:style-name="T15">ArrayList </text:span>для этой операции по индексу будет найдена нужная ячейка, а в нее записан новый элемент. </text:p>
      <text:p text:style-name="P1"/>
      <text:p text:style-name="P1"/>
      <text:p text:style-name="P1"/>
      <text:p text:style-name="P2"><text:soft-page-break/>Взять элемент по индексу (get)</text:p>
      <text:p text:style-name="P1">В <text:span text:style-name="T15">LinkedList </text:span>взятие элемента будет происходить по тому же принципу, что и поиск для других операций — скорость будет зависить от удаленности от конца или начала.</text:p>
      <text:p text:style-name="P1">В <text:span text:style-name="T15">ArrayList</text:span>, для этой операции по индексу будет найдена нужная ячейка.</text:p>
      <text:p text:style-name="P1"/>
      <text:p text:style-name="P2">Удалить элемент по индексу (remove)</text:p>
      <text:p text:style-name="P1">Для <text:span text:style-name="T15">LinkedList </text:span>тут тоже срабатывает его принцип действия: сперва находится элемент, а потом происходит перезаписывание ссылок — соседи элемента начинают ссылаться друг на друга, теряя ссылки на данный элемент, который впоследствии будет удален сборщиком мусора. </text:p>
      <text:p text:style-name="P1">Для <text:span text:style-name="T15">ArrayList </text:span>данная операция больше схожа с операцией добавления нового элемента (add). Сперва находится искомый элемент , потом он удаляется, и все элементы, которые были справа от него перемещаются на одну единицу влево, чтобы закрыть образовавшуюся брешь. Чем удаление ближе к концу списка, тем быстрее будет происходить удаление.</text:p>
      <text:p text:style-name="P1"><text:span text:style-name="T14">Если часто вставляете/удаляете <text:s/>в начало или конец списка- выбирайте в пользу LinkedList, в противном случае ArrayLis</text:span><text:span text:style-name="T10">t</text:span></text:p>
      <text:p text:style-name="P1"/>
      <text:p text:style-name="P2">Итог по скорости:</text:p>
      <text:p text:style-name="P1"><text:span text:style-name="T1">Add() - <text:line-break/></text:span><text:span text:style-name="T2">Если добавление происходит в начале списка — <text:s text:c="5"/>быстрее</text:span><text:span text:style-name="T4"> </text:span><text:span text:style-name="T5">LinkedList<text:line-break/></text:span><text:span text:style-name="T2">Если добавление происходит в середину списка — быстрее</text:span><text:span text:style-name="T4"> arrayList</text:span><text:span text:style-name="T5"> <text:line-break/></text:span><text:span text:style-name="T2">Если добавление происходит в конец списка — <text:s text:c="5"/>примерно одинаково, но зависит от количества элементов, чем больше элементов записывается тем медленнее linkedList</text:span></text:p>
      <text:p text:style-name="P1"><text:span text:style-name="T1">Get() - <text:line-break/></text:span><text:span text:style-name="T2">Если получение происходит в начале списка — <text:s text:c="5"/>примерно одинаково<text:line-break/>Если получение происходит в середину списка — быстрее</text:span><text:span text:style-name="T4"> arrayList</text:span><text:span text:style-name="T5">,</text:span><text:span text:style-name="T6"> чем ближе к середине тем медленнее работает</text:span><text:span text:style-name="T5"> linkedList<text:line-break/></text:span><text:span text:style-name="T2">Если получение происходит в конец списка — <text:s text:c="5"/>примерно одинаково</text:span></text:p>
      <text:p text:style-name="P1"><text:span text:style-name="T3">Set() - <text:line-break/></text:span><text:span text:style-name="T2">Если замена происходит в начале списка — <text:s text:c="5"/>примерно одинаково<text:line-break/>Если замена происходит в середину списка — быстрее</text:span><text:span text:style-name="T4"> arrayList</text:span><text:span text:style-name="T5">,</text:span><text:span text:style-name="T6"> чем ближе к середине тем медленнее работает</text:span><text:span text:style-name="T5"> linkedList<text:line-break/></text:span><text:span text:style-name="T2">Если замена происходит в конец списка — <text:s text:c="5"/>примерно одинаково</text:span></text:p>
      <text:p text:style-name="P1"><text:span text:style-name="T1">Remove() - <text:line-break/></text:span><text:span text:style-name="T2">Если удаление происходит в начале списка — <text:s text:c="5"/>быстрее</text:span><text:span text:style-name="T4"> </text:span><text:span text:style-name="T5">LinkedList<text:line-break/></text:span><text:span text:style-name="T2">Если удаление происходит в середину списка — быстрее</text:span><text:span text:style-name="T4"> arrayList<text:line-break/></text:span><text:span text:style-name="T2">Если удаление происходит в конец списка — <text:s text:c="5"/>примерно одинаков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7S</meta:editing-duration>
    <meta:editing-cycles>7</meta:editing-cycles>
    <meta:generator>OpenOffice/4.1.13$Win32 OpenOffice.org_project/4113m1$Build-9810</meta:generator>
    <dc:date>2022-08-06T15:04:49.13</dc:date>
    <meta:document-statistic meta:table-count="0" meta:image-count="0" meta:object-count="0" meta:page-count="2" meta:paragraph-count="26" meta:word-count="553" meta:character-count="3833"/>
    <meta:user-defined meta:name="Info 1"/>
    <meta:user-defined meta:name="Info 2"/>
    <meta:user-defined meta:name="Info 3"/>
    <meta:user-defined meta:name="Info 4"/>
  </office:meta>
</office:document-meta>
</file>